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officeooo:rsid="000f945c" officeooo:paragraph-rsid="000f945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officeooo:rsid="00133df0" officeooo:paragraph-rsid="00133df0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font-weight="bold" officeooo:rsid="000f945c" officeooo:paragraph-rsid="000f945c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8pt" fo:font-weight="bold" officeooo:rsid="00117b0c" officeooo:paragraph-rsid="00117b0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8pt" fo:font-style="normal" fo:font-weight="bold" officeooo:rsid="00117b0c" officeooo:paragraph-rsid="0011976a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officeooo:rsid="00117b0c" officeooo:paragraph-rsid="00117b0c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officeooo:rsid="00117b0c" officeooo:paragraph-rsid="00117b0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font-weight="bold" officeooo:rsid="000f945c" officeooo:paragraph-rsid="000f945c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1pt" fo:font-weight="bold" officeooo:rsid="000f945c" officeooo:paragraph-rsid="000f945c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1pt" fo:font-style="normal" officeooo:rsid="00117b0c" officeooo:paragraph-rsid="0011d7e2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officeooo:rsid="00117b0c" officeooo:paragraph-rsid="00117b0c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officeooo:rsid="00117b0c" officeooo:paragraph-rsid="0011976a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11976a" officeooo:paragraph-rsid="0011976a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.5pt" fo:font-style="normal" fo:font-weight="normal" officeooo:rsid="00117b0c" officeooo:paragraph-rsid="0011976a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f945c"/>
    </style:style>
    <style:style style:name="P16" style:family="paragraph" style:parent-style-name="Text_20_body">
      <style:text-properties officeooo:rsid="000f945c" officeooo:paragraph-rsid="000f945c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1pt" fo:font-style="italic" officeooo:rsid="00117b0c" officeooo:paragraph-rsid="00117b0c" style:font-size-asian="9.60000038146973pt" style:font-style-asian="italic" style:font-size-complex="11pt" style:font-style-complex="italic"/>
    </style:style>
    <style:style style:name="T1" style:family="text">
      <style:text-properties officeooo:rsid="000f945c"/>
    </style:style>
    <style:style style:name="T2" style:family="text">
      <style:text-properties officeooo:rsid="00117b0c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11976a" style:font-size-asian="18pt" style:font-weight-asian="bold" style:font-size-complex="18pt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normal" fo:font-weight="bold" officeooo:rsid="0011976a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font-size="10.5pt" fo:font-style="italic" fo:font-weight="normal" officeooo:rsid="0011976a" style:font-size-asian="9.14999961853027pt" style:font-style-asian="italic" style:font-weight-asian="normal" style:font-size-complex="10.5pt" style:font-style-complex="italic" style:font-weight-complex="normal"/>
    </style:style>
    <style:style style:name="T9" style:family="text">
      <style:text-properties fo:font-size="10.5pt" fo:font-style="normal" officeooo:rsid="0011d7e2" style:font-size-asian="10.5pt" style:font-style-asian="normal" style:font-size-complex="10.5pt" style:font-style-complex="normal"/>
    </style:style>
    <style:style style:name="T10" style:family="text">
      <style:text-properties fo:font-size="10.5pt" officeooo:rsid="0011d7e2" style:font-size-asian="10.5pt" style:font-size-complex="10.5pt"/>
    </style:style>
    <style:style style:name="T11" style:family="text">
      <style:text-properties fo:font-size="10.5pt" officeooo:rsid="00129593" style:font-size-asian="10.5pt" style:font-size-complex="10.5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1976a"/>
    </style:style>
    <style:style style:name="T14" style:family="text">
      <style:text-properties officeooo:rsid="00129593"/>
    </style:style>
    <style:style style:name="T15" style:family="text">
      <style:text-properties officeooo:rsid="00133df0"/>
    </style:style>
    <style:style style:name="T16" style:family="text">
      <style:text-properties style:font-name="Calibri" fo:font-size="11pt" fo:font-weight="bold" officeooo:rsid="000f945c" style:font-size-asian="9.60000038146973pt" style:font-weight-asian="bold" style:font-size-complex="11pt" style:font-weight-complex="bold"/>
    </style:style>
    <style:style style:name="T17" style:family="text">
      <style:text-properties style:font-name="Calibri" fo:font-size="11pt" fo:font-weight="bold" officeooo:rsid="00133df0" style:font-size-asian="9.60000038146973pt" style:font-weight-asian="bold" style:font-size-complex="11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ftware Requirements Specification (SRS)</text:p>
      <text:p text:style-name="P1"/>
      <text:p text:style-name="P2">GST</text:p>
      <text:p text:style-name="P2">TEAM_1</text:p>
      <text:p text:style-name="P2">Ignazio Leonardo Calogero Sperandeo<text:line-break/>Benedetto Migliore<text:line-break/>Alessandro Cangiamila<text:line-break/>Alexandru Chirvasa</text:p>
      <text:p text:style-name="P8">Version: <text:span text:style-name="T15">1</text:span></text:p>
      <text:p text:style-name="P15"><text:span text:style-name="T16">Start date: </text:span><text:span text:style-name="T17">19/12/2023</text:span></text:p>
      <text:p text:style-name="P9">TABLE OF CONTENTS</text:p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1. Introduction</text:p>
          <text:p text:style-name="P16">……….1.1 Request from the client</text:p>
          <text:p text:style-name="P16">……….<text:span text:style-name="T2">1.2 Definitions, Acronyms and Abbreviations</text:span></text:p>
          <text:p text:style-name="P16">2. Analyst requirements identification</text:p>
          <text:p text:style-name="P16">………<text:span text:style-name="T2">2.1 Overview system</text:span></text:p>
          <text:p text:style-name="P16">………<text:span text:style-name="T2">2.2 Communications interfaces</text:span></text:p>
          <text:p text:style-name="P16">………<text:span text:style-name="T2">2.3 The UML diagrams</text:span></text:p>
          <text:p text:style-name="P16">………<text:span text:style-name="T2">2.4 <text:s/>Users knowledges</text:span></text:p>
          <text:p text:style-name="P16">………<text:span text:style-name="T2">2.5 <text:s/>Pre-Requirments of machines</text:span></text:p>
        </text:index-body>
      </text:table-of-content>
      <text:p text:style-name="P9"/>
      <text:p text:style-name="P8"/>
      <text:p text:style-name="P4">1. Introduction</text:p>
      <text:p text:style-name="P6"><text:tab/><text:span text:style-name="T3">1.1 Request frome the client</text:span></text:p>
      <text:p text:style-name="P17">SicilTreni si occupa della gestione del trasporto ferroviario passeggeri veloce per alcune tratte da</text:p>
      <text:p text:style-name="P17">Palermo. Per motivi gestionali interni possiede un server HTTP, nella rete aziendale, che fornisce</text:p>
      <text:p text:style-name="P17">in formato testo dei backup dei tabelloni del giorno precedente delle stazioni in cui opera.</text:p>
      <text:p text:style-name="P17">L’azienda ha l’esigenza di uno script per i terminali Linux degli uffici per visionare le partenze</text:p>
      <text:p text:style-name="P17">precedenti alla data odierna (del giorno prima) da una specifica stazione data in input.</text:p>
      <text:p text:style-name="P17">Le stazioni in cui opera sono:</text:p>
      <text:p text:style-name="P17">• Palermo Centrale</text:p>
      <text:p text:style-name="P17">• Palermo Aeroporto</text:p>
      <text:p text:style-name="P17">• Messina Centrale</text:p>
      <text:p text:style-name="P17">• Catania Centrale</text:p>
      <text:p text:style-name="P17">• Agrigento Centrale</text:p>
      <text:p text:style-name="P17">Lo script ha inoltre bisogno, dando un terzo parametro, di sapere i treni in ritardo per la medesima</text:p>
      <text:p text:style-name="P17">data ed un quarto per creare una copia di backup di quanto visualizzato in una cartella COPIE</text:p>
      <text:p text:style-name="P17"><text:soft-page-break/>presente nel server. I file di testo prima citati sono reperibili all’URL: http://l415l00/pub/</text:p>
      <text:p text:style-name="P17">siciltreni e sono divisi in sottocartelle per ogni stazione di partenza.</text:p>
      <text:p text:style-name="P7"/>
      <text:p text:style-name="P17"/>
      <text:p text:style-name="P4">2. <text:span text:style-name="T1">Analyst requirements identification</text:span></text:p>
      <text:p text:style-name="P4"><text:tab/>2.1 Overview system</text:p>
      <text:p text:style-name="P10"><text:span text:style-name="T10">Secondo le interpretazioni del gruppo, il committente ha richiesto un <text:s text:c="5"/>software per la visualizzazione dei treni in partenza avendo in input una stazione (del giorno precedente), inoltre richiede altri due input per la visualizzazione e backup di quanto visualizzato della medesima stazione.</text:span></text:p>
      <text:p text:style-name="P6"><text:span text:style-name="T7"><text:tab/></text:span><text:span text:style-name="T5">2.2 Communications interfaces</text:span></text:p>
      <text:p text:style-name="P11"><text:span text:style-name="T12"><text:tab/><text:tab/></text:span><text:span text:style-name="T9">Il software avrà una CLI di sistemi operativi basati su linux. </text:span></text:p>
      <text:p text:style-name="P12"><text:span text:style-name="T8"><text:tab/></text:span><text:span text:style-name="T6">2.4 Users knowledges</text:span></text:p>
      <text:p text:style-name="P13"><text:tab/><text:tab/><text:span text:style-name="T11">Chi eseguirà il software dovrà avere delle conoscenze basilari su come si usa un sistema operativo basato su linux e la sua CLI.</text:span></text:p>
      <text:p text:style-name="P5"><text:span text:style-name="T13"><text:tab/>2.5 </text:span>Pre-Requirments of machines</text:p>
      <text:p text:style-name="P14"><text:tab/><text:span text:style-name="T14">Le macchine su cui dovrà essere eseguito il software dovranno avere installato un sistema operativo basato su linux, la posizione nel filesystem del software è arbitrar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0T18:30:11.189254295</meta:creation-date>
    <meta:editing-cycles>5</meta:editing-cycles>
    <meta:editing-duration>PT16M25S</meta:editing-duration>
    <dc:date>2023-12-29T15:02:56.880948051</dc:date>
    <meta:generator>LibreOffice/6.4.7.2$Linux_X86_64 LibreOffice_project/40$Build-2</meta:generator>
    <meta:document-statistic meta:table-count="0" meta:image-count="0" meta:object-count="0" meta:page-count="2" meta:paragraph-count="42" meta:word-count="336" meta:character-count="2266" meta:non-whitespace-character-count="1954"/>
  </office:meta>
</office:document-meta>
</file>